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498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473ec"/>
    </style:style>
    <style:style style:name="P3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191f28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0ed97d" fo:hyphenate="false" loext:hyphenation-no-caps="false"/>
    </style:style>
    <style:style style:name="P5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1473ec" fo:hyphenate="false" loext:hyphenation-no-caps="false"/>
    </style:style>
    <style:style style:name="P6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1038c0" fo:hyphenate="false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391fb8" fo:hyphenate="false" loext:hyphenation-no-caps="false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265f20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31caf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038c0"/>
    </style:style>
    <style:style style:name="P12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style:font-name="times new roman" style:text-underline-style="none"/>
    </style:style>
    <style:style style:name="P13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191f28" style:font-weight-asian="normal" style:font-name-complex="Times New Roman1" style:font-weight-complex="normal"/>
    </style:style>
    <style:style style:name="P14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191f28"/>
    </style:style>
    <style:style style:name="P17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/>
    </style:style>
    <style:style style:name="P18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2add04"/>
    </style:style>
    <style:style style:name="P19" style:family="paragraph" style:parent-style-name="Text_20_default">
      <style:text-properties style:font-name="times new roman" style:text-underline-style="none" officeooo:paragraph-rsid="0043c05d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style:font-style-asian="normal" style:font-style-complex="normal"/>
    </style:style>
    <style:style style:name="P2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2add04" style:font-style-asian="normal" style:font-style-complex="normal"/>
    </style:style>
    <style:style style:name="P22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482f62" fo:hyphenate="false" loext:hyphenation-no-caps="false"/>
    </style:style>
    <style:style style:name="P23" style:family="paragraph" style:parent-style-name="Text_20_default">
      <style:text-properties officeooo:paragraph-rsid="00280d96"/>
    </style:style>
    <style:style style:name="P24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348e55" style:font-size-asian="16pt" style:font-weight-asian="bold" style:font-name-complex="Times New Roman1" style:font-size-complex="14pt" fo:hyphenate="false" loext:hyphenation-no-caps="false"/>
    </style:style>
    <style:style style:name="P25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11f1f" style:font-weight-asian="normal" style:font-name-complex="Times New Roman1" style:font-weight-complex="normal"/>
    </style:style>
    <style:style style:name="P2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11f1f" style:font-name-asian="Times New Roman1" style:font-weight-asian="normal" style:font-name-complex="Times New Roman1" style:font-weight-complex="normal"/>
    </style:style>
    <style:style style:name="P27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131caf"/>
    </style:style>
    <style:style style:name="P28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4d1192"/>
    </style:style>
    <style:style style:name="P29" style:family="paragraph" style:parent-style-name="Text_20_default" style:list-style-name="L1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474cm" style:auto-text-indent="false" fo:background-color="transparent"/>
      <style:text-properties style:font-name="times new roman" style:text-underline-style="none" officeooo:rsid="003ba753" officeooo:paragraph-rsid="003ba753" style:font-name-complex="Times New Roman1" fo:hyphenate="false" loext:hyphenation-no-caps="false"/>
    </style:style>
    <style:style style:name="P30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06b40" officeooo:paragraph-rsid="00406b40" style:font-name-complex="Times New Roman1" fo:hyphenate="false" loext:hyphenation-no-caps="false"/>
    </style:style>
    <style:style style:name="P31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41f417" style:font-name-complex="Times New Roman1" fo:hyphenate="false" loext:hyphenation-no-caps="false"/>
    </style:style>
    <style:style style:name="P32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41f417" fo:hyphenate="false" loext:hyphenation-no-caps="false"/>
    </style:style>
    <style:style style:name="P33" style:family="paragraph" style:parent-style-name="Text_20_default" style:list-style-name="L1">
      <loext:graphic-properties draw:fill="none"/>
      <style:paragraph-properties fo:margin-left="0.474cm" fo:margin-right="0cm" fo:margin-top="0cm" fo:margin-bottom="0.101cm" style:contextual-spacing="false" fo:text-align="start" style:justify-single-word="false" fo:orphans="2" fo:widows="2" fo:hyphenation-ladder-count="no-limit" fo:text-indent="-0.474cm" style:auto-text-indent="false" fo:background-color="transparent"/>
      <style:text-properties style:font-name="times new roman" style:text-underline-style="none" officeooo:paragraph-rsid="003d60fc" fo:hyphenate="false" loext:hyphenation-no-caps="false"/>
    </style:style>
    <style:style style:name="P34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406b40" fo:hyphenate="false" loext:hyphenation-no-caps="false"/>
    </style:style>
    <style:style style:name="P35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405b82" fo:hyphenate="false" loext:hyphenation-no-caps="false"/>
    </style:style>
    <style:style style:name="P36" style:family="paragraph" style:parent-style-name="Text_20_default">
      <style:text-properties style:font-name="times new roman" style:text-underline-style="none" officeooo:rsid="00511f1f" officeooo:paragraph-rsid="00511f1f"/>
    </style:style>
    <style:style style:name="P37" style:family="paragraph" style:parent-style-name="Text_20_default">
      <style:text-properties officeooo:rsid="00511f1f" officeooo:paragraph-rsid="00511f1f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11f1f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00" loext:opacity="100%" style:font-name="times new roman" style:text-underline-style="solid" style:text-underline-type="double" style:text-underline-width="auto" style:text-underline-color="font-color" officeooo:rsid="00511f1f" style:font-name-asian="Times New Roman1" style:font-name-complex="Times New Roman1"/>
    </style:style>
    <style:style style:name="T11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2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7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8" style:family="text">
      <style:text-properties fo:font-weight="bold" style:font-weight-asian="bold" style:font-name-complex="Times New Roman1"/>
    </style:style>
    <style:style style:name="T19" style:family="text">
      <style:text-properties fo:font-weight="bold" officeooo:rsid="00265f20" style:font-weight-asian="bold" style:font-name-complex="Times New Roman1"/>
    </style:style>
    <style:style style:name="T20" style:family="text">
      <style:text-properties fo:font-weight="bold" officeooo:rsid="00525c45" style:font-weight-asian="bold" style:font-name-complex="Times New Roman1"/>
    </style:style>
    <style:style style:name="T21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officeooo:rsid="00265f20"/>
    </style:style>
    <style:style style:name="T24" style:family="text">
      <style:text-properties fo:font-weight="normal" officeooo:rsid="00265f20" style:font-weight-asian="normal" style:font-name-complex="Times New Roman1" style:font-weight-complex="normal"/>
    </style:style>
    <style:style style:name="T25" style:family="text">
      <style:text-properties fo:font-weight="normal" officeooo:rsid="001038c0" style:font-weight-asian="normal" style:font-name-complex="Times New Roman1" style:font-weight-complex="normal"/>
    </style:style>
    <style:style style:name="T26" style:family="text">
      <style:text-properties fo:font-weight="normal" officeooo:rsid="001147f2" style:font-weight-asian="normal" style:font-name-complex="Times New Roman1" style:font-weight-complex="normal"/>
    </style:style>
    <style:style style:name="T2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8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29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30" style:family="text">
      <style:text-properties fo:font-style="normal" officeooo:rsid="002add04" style:font-style-asian="normal" style:font-style-complex="normal"/>
    </style:style>
    <style:style style:name="T31" style:family="text">
      <style:text-properties fo:font-style="normal" officeooo:rsid="002af343" style:font-style-asian="normal" style:font-style-complex="normal"/>
    </style:style>
    <style:style style:name="T32" style:family="text">
      <style:text-properties fo:font-style="normal" officeooo:rsid="001473ec" style:font-style-asian="normal" style:font-style-complex="normal"/>
    </style:style>
    <style:style style:name="T33" style:family="text">
      <style:text-properties fo:font-style="normal" officeooo:rsid="002e535a" style:font-style-asian="normal" style:font-style-complex="normal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6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7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38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39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0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1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2" style:family="text">
      <style:text-properties style:font-name="times new roman" fo:font-size="11pt" style:text-underline-style="none" style:font-size-asian="11pt" style:font-size-complex="11pt"/>
    </style:style>
    <style:style style:name="T43" style:family="text">
      <style:text-properties style:font-name="times new roman" fo:font-size="11pt" style:text-underline-style="none" officeooo:rsid="001f8d2c" style:font-size-asian="11pt" style:font-size-complex="11pt"/>
    </style:style>
    <style:style style:name="T44" style:family="text">
      <style:text-properties style:font-name="times new roman" style:text-underline-style="none"/>
    </style:style>
    <style:style style:name="T45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6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47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3" style:family="text">
      <style:text-properties style:font-name="times new roman" style:text-underline-style="none" fo:font-weight="bold" officeooo:rsid="001038c0" style:font-name-asian="Times New Roman1" style:font-weight-asian="bold" style:font-weight-complex="bold"/>
    </style:style>
    <style:style style:name="T54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7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8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9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60" style:family="text">
      <style:text-properties style:font-name="times new roman" style:text-underline-style="none" fo:font-weight="bold" style:font-weight-asian="bold" style:font-weight-complex="bold"/>
    </style:style>
    <style:style style:name="T61" style:family="text">
      <style:text-properties style:font-name="times new roman" style:text-underline-style="none" officeooo:rsid="00280d96" style:font-name-asian="Times New Roman1"/>
    </style:style>
    <style:style style:name="T62" style:family="text">
      <style:text-properties style:font-name="times new roman" style:text-underline-style="none" officeooo:rsid="002e535a" style:font-name-asian="Times New Roman1"/>
    </style:style>
    <style:style style:name="T63" style:family="text">
      <style:text-properties style:font-name="times new roman" style:text-underline-style="none" style:font-name-asian="Times New Roman1" style:font-name-complex="Times New Roman1"/>
    </style:style>
    <style:style style:name="T64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5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66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67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68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69" style:family="text">
      <style:text-properties style:font-name="times new roman" style:text-underline-style="none" officeooo:rsid="00265f20"/>
    </style:style>
    <style:style style:name="T70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1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2" style:family="text">
      <style:text-properties style:font-name="times new roman" style:text-underline-style="none" officeooo:rsid="002af343"/>
    </style:style>
    <style:style style:name="T73" style:family="text">
      <style:text-properties style:font-name="times new roman" style:text-underline-style="none" officeooo:rsid="003041f8"/>
    </style:style>
    <style:style style:name="T74" style:family="text">
      <style:text-properties style:font-name="times new roman" style:text-underline-style="none" officeooo:rsid="00511f1f"/>
    </style:style>
    <style:style style:name="T75" style:family="text">
      <style:text-properties style:font-name="times new roman" style:text-underline-style="none" officeooo:rsid="005443ab"/>
    </style:style>
    <style:style style:name="T76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77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78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79" style:family="text">
      <style:text-properties officeooo:rsid="00280d96" style:font-name-complex="Times New Roman1"/>
    </style:style>
    <style:style style:name="T80" style:family="text">
      <style:text-properties officeooo:rsid="003786ff" style:font-name-complex="Times New Roman1"/>
    </style:style>
    <style:style style:name="T81" style:family="text">
      <style:text-properties officeooo:rsid="003ba753" style:font-name-complex="Times New Roman1"/>
    </style:style>
    <style:style style:name="T82" style:family="text">
      <style:text-properties officeooo:rsid="0042adb0" style:font-name-complex="Times New Roman1"/>
    </style:style>
    <style:style style:name="T83" style:family="text">
      <style:text-properties officeooo:rsid="0043c05d" style:font-name-complex="Times New Roman1"/>
    </style:style>
    <style:style style:name="T84" style:family="text">
      <style:text-properties officeooo:rsid="003d60fc" style:font-name-complex="Times New Roman1"/>
    </style:style>
    <style:style style:name="T85" style:family="text">
      <style:text-properties officeooo:rsid="001b1787" style:font-name-complex="Times New Roman1"/>
    </style:style>
    <style:style style:name="T86" style:family="text">
      <style:text-properties officeooo:rsid="00405b82" style:font-name-complex="Times New Roman1"/>
    </style:style>
    <style:style style:name="T87" style:family="text">
      <style:text-properties officeooo:rsid="00406b40" style:font-name-complex="Times New Roman1"/>
    </style:style>
    <style:style style:name="T88" style:family="text">
      <style:text-properties officeooo:rsid="0041f417" style:font-name-complex="Times New Roman1"/>
    </style:style>
    <style:style style:name="T89" style:family="text">
      <style:text-properties officeooo:rsid="00383e9a" style:font-name-complex="Times New Roman1"/>
    </style:style>
    <style:style style:name="T90" style:family="text">
      <style:text-properties officeooo:rsid="002e535a" style:font-name-complex="Times New Roman1"/>
    </style:style>
    <style:style style:name="T91" style:family="text">
      <style:text-properties officeooo:rsid="00511f1f" style:font-name-complex="Times New Roman1"/>
    </style:style>
    <style:style style:name="T92" style:family="text">
      <style:text-properties officeooo:rsid="005254a2" style:font-name-complex="Times New Roman1"/>
    </style:style>
    <style:style style:name="T93" style:family="text">
      <style:text-properties officeooo:rsid="00449bc0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Yury Badalyants</text:p>
      <text:p text:style-name="P22"><text:span text:style-name="Основной_20_шрифт_20_абзаца"><text:span text:style-name="T38">Auckland</text:span></text:span><text:span text:style-name="Основной_20_шрифт_20_абзаца"><text:span text:style-name="T37">, </text:span></text:span><text:span text:style-name="Основной_20_шрифт_20_абзаца"><text:span text:style-name="T38">New Zealand</text:span></text:span><text:span text:style-name="Основной_20_шрифт_20_абзаца"><text:span text:style-name="T35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6">lmnet89@gmail.com</text:span></text:span></text:a><text:span text:style-name="T34"> </text:span><text:span text:style-name="Основной_20_шрифт_20_абзаца"><text:span text:style-name="T42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4">Github</text:span></text:span></text:a><text:span text:style-name="Основной_20_шрифт_20_абзаца"><text:span text:style-name="T11"> </text:span></text:span><text:span text:style-name="Основной_20_шрифт_20_абзаца"><text:span text:style-name="T42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3">Linkedin</text:span></text:span></text:a><text:span text:style-name="Основной_20_шрифт_20_абзаца"><text:span text:style-name="T42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3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Nov 2022</text:p>
            <text:p text:style-name="P25">present</text:p>
          </table:table-cell>
          <table:table-cell table:style-name="Table1.A1" office:value-type="string">
            <text:p text:style-name="P37"><text:a xlink:type="simple" xlink:href="https://www.parrotanalytics.com/" text:style-name="Internet_20_link" text:visited-style-name="Visited_20_Internet_20_Link"><text:span text:style-name="Основной_20_шрифт_20_абзаца"><text:span text:style-name="T45">Parrot Analytics</text:span></text:span></text:a><text:span text:style-name="T94">. <text:s/></text:span><text:span text:style-name="Основной_20_шрифт_20_абзаца"><text:span text:style-name="T47">Senior </text:span></text:span><text:span text:style-name="Основной_20_шрифт_20_абзаца"><text:span text:style-name="T45">Software Engineer.</text:span></text:span></text:p>
            <text:p text:style-name="P36"><text:span text:style-name="Основной_20_шрифт_20_абзаца"><text:span text:style-name="T27">Combination of backend development (java) and data engineering (scala, python). Backends </text:span></text:span><text:span text:style-name="Основной_20_шрифт_20_абзаца"><text:span text:style-name="T28">were mostly scrappers </text:span></text:span><text:span text:style-name="Основной_20_шрифт_20_абзаца"><text:span text:style-name="T29">for sites like </text:span></text:span><text:span text:style-name="Основной_20_шрифт_20_абзаца"><text:span text:style-name="T28">youtube, tumblr, </text:span></text:span><text:span text:style-name="Основной_20_шрифт_20_абзаца"><text:span text:style-name="T29">wiki, tumblr, </text:span></text:span><text:span text:style-name="Основной_20_шрифт_20_абзаца"><text:span text:style-name="T28">etc. </text:span></text:span><text:span text:style-name="Основной_20_шрифт_20_абзаца"><text:span text:style-name="T29">Mainly</text:span></text:span><text:span text:style-name="Основной_20_шрифт_20_абзаца"><text:span text:style-name="T28"> worked as a data engineer: Spark, Airflow, Redshift, MySQL. Everything was deployed in AWS: S3, RDS, EMR, Dynamo, OpenSearch, Kinesis, etc. Introduced, advocated and implemented migration to a monorepo.</text:span></text:span></text:p>
          </table:table-cell>
        </table:table-row>
        <table:table-row>
          <table:table-cell table:style-name="Table1.A2" office:value-type="string">
            <text:p text:style-name="P13"><text:span text:style-name="T23">Oct</text:span> 2016</text:p>
            <text:p text:style-name="P26"><text:span text:style-name="Основной_20_шрифт_20_абзаца"><text:span text:style-name="T74">Nov 2022</text:span></text:span></text:p>
          </table:table-cell>
          <table:table-cell table:style-name="Table1.A2" office:value-type="string">
            <text:p text:style-name="P23"><text:a xlink:type="simple" xlink:href="https://2gis.ru/" text:style-name="Internet_20_link" text:visited-style-name="Visited_20_Internet_20_Link"><text:span text:style-name="Основной_20_шрифт_20_абзаца"><text:span text:style-name="T46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50">gis</text:span></text:span></text:a><text:span text:style-name="Основной_20_шрифт_20_абзаца"><text:span text:style-name="Основной_20_шрифт_20_абзаца"><text:span text:style-name="T52">. </text:span></text:span></text:span><text:span text:style-name="Основной_20_шрифт_20_абзаца"><text:span text:style-name="T47">Senior → Lead </text:span></text:span><text:span text:style-name="Основной_20_шрифт_20_абзаца"><text:span text:style-name="Основной_20_шрифт_20_абзаца"><text:span text:style-name="T53">Scala </text:span></text:span></text:span><text:span text:style-name="Основной_20_шрифт_20_абзаца"><text:span text:style-name="Основной_20_шрифт_20_абзаца"><text:span text:style-name="T52">d</text:span></text:span></text:span><text:span text:style-name="Основной_20_шрифт_20_абзаца"><text:span text:style-name="Основной_20_шрифт_20_абзаца"><text:span text:style-name="T60">eveloper.</text:span></text:span></text:span></text:p>
            <text:p text:style-name="P19"><text:span text:style-name="T81">The main </text:span><text:span text:style-name="T83">product </text:span><text:span text:style-name="T82">of </text:span><text:span text:style-name="T83">the </text:span><text:span text:style-name="T82">2gis is</text:span><text:span text:style-name="T81"> online maps. I</text:span><text:span text:style-name="T82"> </text:span><text:span text:style-name="T81">w</text:span><text:span text:style-name="T79">orked in 2 </text:span><text:span text:style-name="T80">teams</text:span><text:span text:style-name="T81">:</text:span></text:p>
            <text:list xml:id="list342988114" text:style-name="L1">
              <text:list-item>
                <text:p text:style-name="P29">Casino. Ads + big data team. </text:p>
                <text:p text:style-name="P32"><text:span text:style-name="T81">Mostly worked on a HTTP backend for serving personalized ads. </text:span><text:span text:style-name="T84">Also </text:span><text:span text:style-name="T83">I </text:span><text:span text:style-name="T84">c</text:span><text:span text:style-name="T81">reated a kafka-to-hdfs connector with the exactly-once delivery semantic using akka-streams. Occasionally</text:span><text:span text:style-name="T84"> </text:span><text:span text:style-name="T81">worked with a spark. </text:span><text:span text:style-name="T79">Tech</text:span><text:span text:style-name="T92">ologies</text:span><text:span text:style-name="T81">: A</text:span><text:span text:style-name="T85">kka,</text:span><text:span text:style-name="T81"> Kafka, Spark, Hadoop.</text:span></text:p>
              </text:list-item>
              <text:list-item>
                <text:p text:style-name="P33"><text:span text:style-name="T81">Market </text:span><text:span text:style-name="T86">(since Nov 2018)</text:span><text:span text:style-name="T81">. New team </text:span><text:span text:style-name="T91">focused on</text:span><text:span text:style-name="T81"> </text:span><text:span text:style-name="T91">displaying</text:span><text:span text:style-name="T81"> products (goods) on the map.</text:span></text:p>
                <text:p text:style-name="P30">Participated in an architecture design of a whole new project from the start. Did a massive impact on a system in general, as well as designed and implemented a few crucial components. </text:p>
                <text:p text:style-name="P34"><text:span text:style-name="T87">The system was designed as a group of microservices, which are mostly streaming services based on Kafka. Some of them </text:span><text:span text:style-name="T83">were</text:span><text:span text:style-name="T87"> built with the kafka-streams. But most of the scala services </text:span><text:span text:style-name="T83">were</text:span><text:span text:style-name="T87"> written in a purely functional manner using Typelevel libraries: cats, cats-effect </text:span><text:span text:style-name="T88">(with the tagless-final)</text:span><text:span text:style-name="T87">, fs2, fs2-kafka, doobie, etc.</text:span></text:p>
                <text:p text:style-name="P31">Also, I used RabbitMQ, PostgreSQL, RocksDB, and ElasticSearch for different tasks.</text:p>
                <text:p text:style-name="P35"><text:span text:style-name="T86">Eventually, </text:span><text:span text:style-name="T88">I had </text:span><text:span text:style-name="T86">bec</text:span><text:span text:style-name="T88">ome </text:span><text:span text:style-name="T86">a lead developer: </text:span><text:span text:style-name="T79">partially </text:span><text:span text:style-name="T89">team</text:span><text:span text:style-name="T79"> management (resource planning, product planning, project management), </text:span><text:span text:style-name="T87">hiring, </text:span><text:span text:style-name="T79">mentoring (including internal </text:span><text:span text:style-name="T90">s</text:span><text:span text:style-name="T79">cala courses)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6"><text:span text:style-name="T24">Jun</text:span><text:span text:style-name="T25"> 201</text:span><text:span text:style-name="T26">5</text:span></text:p>
            <text:p text:style-name="P3"><text:span text:style-name="Основной_20_шрифт_20_абзаца"><text:span text:style-name="T70">Oct</text:span></text:span><text:span text:style-name="Основной_20_шрифт_20_абзаца"><text:span text:style-name="T71"> 2016</text:span></text:span></text:p>
          </table:table-cell>
          <table:table-cell table:style-name="Table1.A2" office:value-type="string">
            <text:p text:style-name="P11"><text:span text:style-name="Основной_20_шрифт_20_абзаца"><text:span text:style-name="T48">Datamonsters (</text:span></text:span><text:span text:style-name="Основной_20_шрифт_20_абзаца"><text:span text:style-name="T49">formerly</text:span></text:span><text:span text:style-name="Основной_20_шрифт_20_абзаца"><text:span text:style-name="T48"> Flexis, iDecide). Scala </text:span></text:span><text:span text:style-name="Основной_20_шрифт_20_абзаца"><text:span text:style-name="T49">developer</text:span></text:span><text:span text:style-name="Основной_20_шрифт_20_абзаца"><text:span text:style-name="T48">.</text:span></text:span></text:p>
            <text:p text:style-name="P23"><text:span text:style-name="Основной_20_шрифт_20_абзаца"><text:span text:style-name="T61">Participated in a few project</text:span></text:span><text:span text:style-name="Основной_20_шрифт_20_абзаца"><text:span text:style-name="T62">s</text:span></text:span><text:span text:style-name="Основной_20_шрифт_20_абзаца"><text:span text:style-name="T61">. Mostly worked on a mobile messenger. It was </text:span></text:span><text:span text:style-name="Основной_20_шрифт_20_абзаца"><text:span text:style-name="T62">a </text:span></text:span><text:span text:style-name="Основной_20_шрифт_20_абзаца"><text:span text:style-name="T61">full-stack scala development: scala on </text:span></text:span><text:span text:style-name="Основной_20_шрифт_20_абзаца"><text:span text:style-name="T62">the</text:span></text:span><text:span text:style-name="Основной_20_шрифт_20_абзаца"><text:span text:style-name="T61"> backend, scala.js (through </text:span></text:span><text:span text:style-name="Основной_20_шрифт_20_абзаца"><text:span text:style-name="T62">c</text:span></text:span><text:span text:style-name="Основной_20_шрифт_20_абзаца"><text:span text:style-name="T61">ordova) on </text:span></text:span><text:span text:style-name="Основной_20_шрифт_20_абзаца"><text:span text:style-name="T62">the</text:span></text:span><text:span text:style-name="Основной_20_шрифт_20_абзаца"><text:span text:style-name="T61"> frontend. <text:line-break/>Techs: </text:span></text:span><text:span text:style-name="Основной_20_шрифт_20_абзаца"><text:span text:style-name="T62">S</text:span></text:span><text:span text:style-name="Основной_20_шрифт_20_абзаца"><text:span text:style-name="T61">cala, </text:span></text:span><text:span text:style-name="Основной_20_шрифт_20_абзаца"><text:span text:style-name="T62">S</text:span></text:span><text:span text:style-name="Основной_20_шрифт_20_абзаца"><text:span text:style-name="T61">cala.js, </text:span></text:span><text:span text:style-name="Основной_20_шрифт_20_абзаца"><text:span text:style-name="T62">C</text:span></text:span><text:span text:style-name="Основной_20_шрифт_20_абзаца"><text:span text:style-name="T61">ordova, </text:span></text:span><text:span text:style-name="Основной_20_шрифт_20_абзаца"><text:span text:style-name="T62">A</text:span></text:span><text:span text:style-name="Основной_20_шрифт_20_абзаца"><text:span text:style-name="T61">kka, </text:span></text:span><text:span text:style-name="Основной_20_шрифт_20_абзаца"><text:span text:style-name="T62">P</text:span></text:span><text:span text:style-name="Основной_20_шрифт_20_абзаца"><text:span text:style-name="T61">lay, </text:span></text:span><text:span text:style-name="Основной_20_шрифт_20_абзаца"><text:span text:style-name="T62">R</text:span></text:span><text:span text:style-name="Основной_20_шрифт_20_абзаца"><text:span text:style-name="T61">ethinkDB</text:span></text:span></text:p>
          </table:table-cell>
        </table:table-row>
        <table:table-row>
          <table:table-cell table:style-name="Table1.A1" office:value-type="string">
            <text:p text:style-name="P5"><text:span text:style-name="Основной_20_шрифт_20_абзаца"><text:span text:style-name="T64">Oct</text:span></text:span><text:span text:style-name="Основной_20_шрифт_20_абзаца"><text:span text:style-name="T63"> 2014</text:span></text:span></text:p>
            <text:p text:style-name="P4"><text:span text:style-name="Основной_20_шрифт_20_абзаца"><text:span text:style-name="T64">Jun </text:span></text:span><text:span text:style-name="Основной_20_шрифт_20_абзаца"><text:span text:style-name="T65">2015</text:span></text:span></text:p>
          </table:table-cell>
          <table:table-cell table:style-name="Table1.A1" office:value-type="string">
            <text:p text:style-name="P7"><text:a xlink:type="simple" xlink:href="https://www.xored.com/" text:style-name="Internet_20_link" text:visited-style-name="Visited_20_Internet_20_Link"><text:span text:style-name="Основной_20_шрифт_20_абзаца"><text:span text:style-name="T41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40">red Software Inc</text:span></text:span></text:a><text:span text:style-name="Основной_20_шрифт_20_абзаца"><text:span text:style-name="T39">. Software Engineer.</text:span></text:span></text:p>
            <text:p text:style-name="P8"><text:span text:style-name="Основной_20_шрифт_20_абзаца"><text:span text:style-name="T77">Worked on the </text:span></text:span><text:span text:style-name="Основной_20_шрифт_20_абзаца"><text:span text:style-name="T76">Cisco XMP Topology: </text:span></text:span><text:span text:style-name="Основной_20_шрифт_20_абзаца"><text:span text:style-name="T78">i</text:span></text:span><text:span text:style-name="Основной_20_шрифт_20_абзаца"><text:span text:style-name="T76">t’s a network topology visualization project. </text:span></text:span></text:p>
            <text:p text:style-name="P8"><text:span text:style-name="Основной_20_шрифт_20_абзаца"><text:span text:style-name="T63">Backend: Java, Spring, Hibernate. Frontend: </text:span></text:span><text:span text:style-name="Основной_20_шрифт_20_абзаца"><text:span text:style-name="T66">JavaScript</text:span></text:span><text:span text:style-name="Основной_20_шрифт_20_абзаца"><text:span text:style-name="T67">, D</text:span></text:span><text:span text:style-name="Основной_20_шрифт_20_абзаца"><text:span text:style-name="T63">ojo, TomSawyer, </text:span></text:span><text:span text:style-name="Основной_20_шрифт_20_абзаца"><text:span text:style-name="T68">mx</text:span></text:span><text:span text:style-name="Основной_20_шрифт_20_абзаца"><text:span text:style-name="T67">G</text:span></text:span><text:span text:style-name="Основной_20_шрифт_20_абзаца"><text:span text:style-name="T68">raph</text:span></text:span><text:span text:style-name="Основной_20_шрифт_20_абзаца"><text:span text:style-name="T63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4">Apr</text:span></text:span><text:span text:style-name="Основной_20_шрифт_20_абзаца"><text:span text:style-name="T63"> 2013<text:line-break/></text:span></text:span><text:span text:style-name="Основной_20_шрифт_20_абзаца"><text:span text:style-name="T64">Sep</text:span></text:span><text:span text:style-name="Основной_20_шрифт_20_абзаца"><text:span text:style-name="T63"> 2014</text:span></text:span></text:p>
          </table:table-cell>
          <table:table-cell table:style-name="Table1.A2" office:value-type="string">
            <text:p text:style-name="P6"><text:span text:style-name="Основной_20_шрифт_20_абзаца"><text:span text:style-name="T54">Pin</text:span></text:span><text:span text:style-name="Основной_20_шрифт_20_абзаца"><text:span text:style-name="T56">P</text:span></text:span><text:span text:style-name="Основной_20_шрифт_20_абзаца"><text:span text:style-name="T54">ay express. </text:span></text:span><text:span text:style-name="Основной_20_шрифт_20_абзаца"><text:span text:style-name="T55">Developer</text:span></text:span><text:span text:style-name="Основной_20_шрифт_20_абзаца"><text:span text:style-name="T54"> </text:span></text:span><text:span text:style-name="Основной_20_шрифт_20_абзаца"><text:span text:style-name="T57">→</text:span></text:span><text:span text:style-name="Основной_20_шрифт_20_абзаца"><text:span text:style-name="T54"> Team Lead.</text:span></text:span></text:p>
            <text:p text:style-name="P18"><text:span text:style-name="T30">Worked on 2 projects (</text:span><text:span text:style-name="T31">~</text:span><text:span text:style-name="T30">50/50):</text:span></text:p>
            <text:p text:style-name="P18"><text:span text:style-name="T30">1. </text:span><text:span text:style-name="T33">JavaScript</text:span><text:span text:style-name="T31">-</text:span><text:span text:style-name="T30">based </text:span><text:span text:style-name="T31">(webkit)</text:span><text:span text:style-name="T30"> </text:span><text:span text:style-name="T32">GUI </text:span><text:span text:style-name="T30">of the ATM (which was mostly </text:span><text:span text:style-name="T33">a </text:span><text:span text:style-name="T30">C++ </text:span><text:span text:style-name="T31">Qt </text:span><text:span text:style-name="T30">project)</text:span><text:span text:style-name="T32">.</text:span></text:p>
            <text:p text:style-name="P20">2. Java EE processing backend. Techs: Java, Spring, Hibernate, OracleDB.</text:p>
            <text:p text:style-name="P21">At some point I became a team leader: project management, architecture, mentoring. <text:span text:style-name="T95">I</text:span>ntroduced a continuous integration pipeline (using Jenkins), SVN to git <text:span text:style-name="T95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9">Apr</text:span></text:span><text:span text:style-name="Основной_20_шрифт_20_абзаца"><text:span text:style-name="T44"> 2013<text:line-break/></text:span></text:span><text:span text:style-name="Основной_20_шрифт_20_абзаца"><text:span text:style-name="T69">Jul</text:span></text:span><text:span text:style-name="Основной_20_шрифт_20_абзаца"><text:span text:style-name="T44"> 2013</text:span></text:span></text:p>
          </table:table-cell>
          <table:table-cell table:style-name="Table1.A1" office:value-type="string">
            <text:p text:style-name="P6"><text:a xlink:type="simple" xlink:href="https://diasoft.com/" text:style-name="Internet_20_link" text:visited-style-name="Visited_20_Internet_20_Link"><text:span text:style-name="T59">Diasoft</text:span></text:a><text:span text:style-name="T58">. Java </text:span><text:span text:style-name="T59">developer</text:span><text:span text:style-name="T58">.</text:span></text:p>
            <text:p text:style-name="P6"><text:span text:style-name="Основной_20_шрифт_20_абзаца"><text:span text:style-name="T72">Java fintech</text:span></text:span><text:span text:style-name="T44">: Java EE, SOAP, Oracle</text:span><text:span text:style-name="T72">DB</text:span><text:span text:style-name="T44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69">Feb</text:span></text:span><text:span text:style-name="Основной_20_шрифт_20_абзаца"><text:span text:style-name="T44"> 2012<text:line-break/></text:span></text:span><text:span text:style-name="Основной_20_шрифт_20_абзаца"><text:span text:style-name="T69">Mar</text:span></text:span><text:span text:style-name="Основной_20_шрифт_20_абзаца"><text:span text:style-name="T44"> 2013</text:span></text:span></text:p>
          </table:table-cell>
          <table:table-cell table:style-name="Table1.A1" office:value-type="string">
            <text:p text:style-name="P17"><text:span text:style-name="T22">Saitostroy</text:span><text:span text:style-name="T21">.</text:span><text:span text:style-name="T22">Web-developer</text:span></text:p>
            <text:p text:style-name="P14">Small web-studio: LAMP stack, HTML, JavaScript.</text:p>
          </table:table-cell>
        </table:table-row>
        <table:table-row>
          <table:table-cell table:style-name="Table1.A1" office:value-type="string">
            <text:p text:style-name="P15"><text:span text:style-name="T20">Edu.</text:span><text:span text:style-name="T18">:</text:span></text:p>
          </table:table-cell>
          <table:table-cell table:style-name="Table1.A1" office:value-type="string">
            <text:p text:style-name="P9"><text:a xlink:type="simple" xlink:href="https://en.nstu.ru/" text:style-name="Internet_20_link" text:visited-style-name="Visited_20_Internet_20_Link"><text:span text:style-name="Основной_20_шрифт_20_абзаца"><text:span text:style-name="T51">NSTU</text:span></text:span></text:a><text:span text:style-name="Основной_20_шрифт_20_абзаца"><text:span text:style-name="T63">; </text:span></text:span><text:bookmark text:name="pagetitle"/><text:span text:style-name="Основной_20_шрифт_20_абзаца"><text:span text:style-name="T44">Radio Engineering and Electronics </text:span></text:span><text:span text:style-name="Основной_20_шрифт_20_абзаца"><text:span text:style-name="T75">faculty</text:span></text:span><text:span text:style-name="Основной_20_шрифт_20_абзаца"><text:span text:style-name="T63">; </text:span></text:span><text:span text:style-name="Основной_20_шрифт_20_абзаца"><text:span text:style-name="T64">Telecommunications</text:span></text:span><text:span text:style-name="Основной_20_шрифт_20_абзаца"><text:span text:style-name="T63">; </text:span></text:span><text:span text:style-name="Основной_20_шрифт_20_абзаца"><text:span text:style-name="T64">Bachelor</text:span></text:span><text:span text:style-name="Основной_20_шрифт_20_абзаца"><text:span text:style-name="T63">.</text:span></text:span></text:p>
          </table:table-cell>
        </table:table-row>
        <table:table-row>
          <table:table-cell table:style-name="Table1.A2" office:value-type="string">
            <text:p text:style-name="P15"><text:span text:style-name="T19">About me</text:span><text:span text:style-name="T18">:</text:span></text:p>
          </table:table-cell>
          <table:table-cell table:style-name="Table1.A2" office:value-type="string">
            <text:p text:style-name="P10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28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4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4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69">(</text:span></text:span><text:span text:style-name="Основной_20_шрифт_20_абзаца"><text:span text:style-name="T74">both </text:span></text:span><text:span text:style-name="Основной_20_шрифт_20_абзаца"><text:span text:style-name="T69">in </text:span></text:span><text:span text:style-name="Основной_20_шрифт_20_абзаца"><text:span text:style-name="T73">R</text:span></text:span><text:span text:style-name="Основной_20_шрифт_20_абзаца"><text:span text:style-name="T69">ussian)</text:span></text:span><text:span text:style-name="Основной_20_шрифт_20_абзаца"><text:span text:style-name="T6">.</text:span></text:span></text:p>
            <text:p text:style-name="P10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2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4"> Scala.js</text:span></text:span></text:a><text:span text:style-name="Основной_20_шрифт_20_абзаца"><text:span text:style-name="T15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4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is not enough</text:span></text:span></text:a><text:span text:style-name="Основной_20_шрифт_20_абзаца"><text:span text:style-name="T15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2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5"> Scala</text:span></text:span></text:a><text:span text:style-name="Основной_20_шрифт_20_абзаца"><text:span text:style-name="T16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services with Scala</text:span></text:span></text:a><text:span text:style-name="Основной_20_шрифт_20_абзаца"><text:span text:style-name="T15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7">Pure FP: why and how</text:span></text:span></text:a><text:span text:style-name="Основной_20_шрифт_20_абзаца"><text:span text:style-name="T15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4">Production-ready functional programming</text:span></text:span></text:a><text:span text:style-name="Основной_20_шрифт_20_абзаца"><text:span text:style-name="T15">.</text:span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11f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1-11T15:05:17.461462044</dc:date>
    <meta:editing-cycles>83</meta:editing-cycles>
    <meta:editing-duration>PT1H24M29S</meta:editing-duration>
    <meta:document-statistic meta:table-count="1" meta:image-count="0" meta:object-count="0" meta:page-count="1" meta:paragraph-count="46" meta:word-count="505" meta:character-count="3476" meta:non-whitespace-character-count="301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